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4"/>
    <style:style style:name="P4" style:family="paragraph" style:parent-style-name="Text_20_body" style:list-style-name="L7"/>
    <style:style style:name="P5" style:family="paragraph" style:parent-style-name="Text_20_body" style:list-style-name="L8"/>
    <style:style style:name="P6" style:family="paragraph" style:parent-style-name="Text_20_body">
      <style:text-properties fo:font-size="13pt" style:font-size-asian="13pt" style:font-size-complex="13pt"/>
    </style:style>
    <style:style style:name="P7" style:family="paragraph" style:parent-style-name="Text_20_body" style:list-style-name="L3">
      <style:text-properties fo:font-size="13pt" style:font-size-asian="13pt" style:font-size-complex="13pt"/>
    </style:style>
    <style:style style:name="P8" style:family="paragraph" style:parent-style-name="Text_20_body" style:list-style-name="L5">
      <style:text-properties fo:font-size="13pt" style:font-size-asian="13pt" style:font-size-complex="13pt"/>
    </style:style>
    <style:style style:name="P9" style:family="paragraph" style:parent-style-name="Text_20_body" style:list-style-name="L6">
      <style:text-properties fo:font-size="13pt" style:font-size-asian="13pt" style:font-size-complex="13pt"/>
    </style:style>
    <style:style style:name="P10" style:family="paragraph" style:parent-style-name="Text_20_body" style:list-style-name="L3">
      <style:paragraph-properties fo:margin-top="0cm" fo:margin-bottom="0cm"/>
      <style:text-properties fo:font-size="13pt" style:font-size-asian="13pt" style:font-size-complex="13pt"/>
    </style:style>
    <style:style style:name="P11" style:family="paragraph" style:parent-style-name="Standard">
      <style:paragraph-properties fo:text-align="center" style:justify-single-word="false"/>
      <style:text-properties fo:color="#ff3333" fo:font-size="22pt" style:font-size-asian="22pt" style:font-size-complex="22pt"/>
    </style:style>
    <style:style style:name="P12" style:family="paragraph" style:parent-style-name="Standard">
      <style:paragraph-properties fo:text-align="start" style:justify-single-word="false"/>
      <style:text-properties fo:color="#ff3333" fo:font-size="22pt" style:font-size-asian="22pt" style:font-size-complex="22pt"/>
    </style:style>
    <style:style style:name="P13" style:family="paragraph" style:parent-style-name="Standard">
      <style:paragraph-properties fo:text-align="start" style:justify-single-word="false"/>
    </style:style>
    <style:style style:name="P14" style:family="paragraph" style:parent-style-name="Heading_20_4">
      <style:text-properties fo:font-size="13pt" style:font-size-asian="13pt" style:font-size-complex="13pt"/>
    </style:style>
    <style:style style:name="P15" style:family="paragraph" style:parent-style-name="Heading_20_3">
      <style:text-properties fo:font-size="13pt" style:font-size-asian="13pt" style:font-size-complex="13pt"/>
    </style:style>
    <style:style style:name="T1" style:family="text">
      <style:text-properties fo:color="#ff3333" fo:font-size="22pt" style:font-size-asian="22pt" style:font-size-complex="22pt"/>
    </style:style>
    <style:style style:name="T2" style:family="text">
      <style:text-properties fo:font-size="13pt" style:font-size-asian="13pt" style:font-size-complex="13pt"/>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REMEDIATION E MITIGAZIONE</text:p>
      <text:p text:style-name="P13"><text:span text:style-name="T2"/></text:p>
      <text:p text:style-name="Text_20_body"><text:span text:style-name="Strong_20_Emphasis"><text:span text:style-name="T2">1. Identificazione della Minaccia: Cos'è il Phishing e Come Funziona</text:span></text:span></text:p>
      <text:p text:style-name="P6">Il phishing è un tipo di attacco informatico in cui gli aggressori tentano di ingannare le vittime facendole credere che stiano interagendo con una fonte affidabile. L'obiettivo principale è quello di ottenere informazioni sensibili come credenziali di accesso, numeri di carte di credito, dati bancari, o anche per indurre l'installazione di malware sul dispositivo della vittima. Gli attacchi di phishing avvengono generalmente tramite email, messaggi di testo o social media. Le email fraudolente spesso somigliano a quelle di entità legittime, come banche, aziende di servizi online o dipartimenti aziendali.</text:p>
      <text:p text:style-name="P6">In un attacco di phishing, l'email potrebbe contenere un link a un sito web fasullo che somiglia a un sito legittimo, o chiedere alla vittima di scaricare un allegato infetto con un malware. L'aggressore cerca di sfruttare la fiducia della vittima, inducendola a compiere azioni che compromettano la sicurezza dei suoi dati.</text:p>
      <text:p text:style-name="Text_20_body"><text:span text:style-name="Strong_20_Emphasis"><text:span text:style-name="T2">2. Come un Attacco di Phishing Può Compromettere la Sicurezza dell'Azienda</text:span></text:span></text:p>
      <text:p text:style-name="P6">Un attacco di phishing può compromettere la sicurezza dell'azienda in vari modi:</text:p>
      <text:list xml:id="list4802212575024510177" text:style-name="L1">
        <text:list-item>
          <text:p text:style-name="P1"><text:span text:style-name="Strong_20_Emphasis"><text:span text:style-name="T2">Furto di credenziali:</text:span></text:span><text:span text:style-name="T2"> Se un dipendente cade vittima di phishing e fornisce le sue credenziali aziendali (username e password), l'attaccante può ottenere accesso non autorizzato ai sistemi aziendali.</text:span></text:p>
        </text:list-item>
        <text:list-item>
          <text:p text:style-name="P1"><text:span text:style-name="Strong_20_Emphasis"><text:span text:style-name="T2">Accesso ai dati sensibili:</text:span></text:span><text:span text:style-name="T2"> Gli aggressori potrebbero ottenere informazioni sensibili aziendali, come contratti, dati finanziari, informazioni sui clienti e segreti aziendali.</text:span></text:p>
        </text:list-item>
        <text:list-item>
          <text:p text:style-name="P1"><text:span text:style-name="Strong_20_Emphasis"><text:span text:style-name="T2">Installazione di malware:</text:span></text:span><text:span text:style-name="T2"> Il phishing può essere usato per distribuire malware, che potrebbe compromettere i sistemi aziendali, rubare informazioni o addirittura causare un attacco ransomware.</text:span></text:p>
        </text:list-item>
        <text:list-item>
          <text:p text:style-name="P1"><text:span text:style-name="Strong_20_Emphasis"><text:span text:style-name="T2">Danno alla reputazione:</text:span></text:span><text:span text:style-name="T2"> Se le informazioni riservate vengono esfiltrate o se i clienti sono colpiti da un attacco phishing mirato alla loro interazione con l'azienda, la reputazione aziendale può subire danni significativi.</text:span></text:p>
        </text:list-item>
      </text:list>
      <text:h text:style-name="P14" text:outline-level="4">3. Analisi del Rischio</text:h>
      <text:p text:style-name="P6">La minaccia di phishing presenta un rischio significativo per qualsiasi azienda. Di seguito sono riportati alcuni degli impatti potenziali:</text:p>
      <text:list xml:id="list6241774621566806880" text:style-name="L2">
        <text:list-item>
          <text:p text:style-name="P2"><text:span text:style-name="Strong_20_Emphasis"><text:span text:style-name="T2">Perdita di dati sensibili:</text:span></text:span><text:span text:style-name="T2"> Credenziali di accesso e altre informazioni aziendali critiche potrebbero essere rubate, mettendo a rischio la protezione dei dati sensibili.</text:span></text:p>
        </text:list-item>
        <text:list-item>
          <text:p text:style-name="P2"><text:span text:style-name="Strong_20_Emphasis"><text:span text:style-name="T2">Compromissione dei sistemi aziendali:</text:span></text:span><text:span text:style-name="T2"> L'installazione di malware potrebbe causare interruzioni operative, perdita di dati, o esporre l'azienda a ransomware.</text:span></text:p>
        </text:list-item>
        <text:list-item>
          <text:p text:style-name="P2"><text:span text:style-name="Strong_20_Emphasis"><text:span text:style-name="T2">Costi economici e legali:</text:span></text:span><text:span text:style-name="T2"> Le violazioni dei dati potrebbero comportare danni finanziari significativi, comprese le multe per la non conformità con le normative sulla protezione dei dati (come GDPR). Inoltre, ci potrebbero essere azioni legali da parte di clienti o dipendenti coinvolti nel furto di dati.</text:span></text:p>
        </text:list-item>
        <text:list-item>
          <text:p text:style-name="P2"><text:span text:style-name="Strong_20_Emphasis"><text:span text:style-name="T2">Danno alla reputazione aziendale:</text:span></text:span><text:span text:style-name="T2"> La fiducia dei clienti potrebbe essere gravemente danneggiata se l'azienda è percepita come vulnerabile o incapace di proteggere le informazioni sensibili.</text:span></text:p>
        </text:list-item>
      </text:list>
      <text:p text:style-name="Text_20_body"><text:soft-page-break/><text:span text:style-name="Strong_20_Emphasis"><text:span text:style-name="T2">Risorse potenzialmente compromesse:</text:span></text:span></text:p>
      <text:list xml:id="list1926953880763919036" text:style-name="L3">
        <text:list-item>
          <text:p text:style-name="P10">Credenziali di accesso (account email, accesso ai sistemi aziendali, accesso alle piattaforme finanziarie).</text:p>
        </text:list-item>
        <text:list-item>
          <text:p text:style-name="P10">Informazioni finanziarie aziendali (numeri di carte di credito, dettagli bancari, contabilità).</text:p>
        </text:list-item>
        <text:list-item>
          <text:p text:style-name="P10">Dati sensibili (contratti, piani aziendali, segreti commerciali).</text:p>
        </text:list-item>
        <text:list-item>
          <text:p text:style-name="P7">Sistemi aziendali (se il malware viene distribuito attraverso l'attacco).</text:p>
        </text:list-item>
      </text:list>
      <text:h text:style-name="P14" text:outline-level="4">4. Pianificazione della Remediation</text:h>
      <text:p text:style-name="P6">Per rispondere a un attacco di phishing, è fondamentale sviluppare un piano di remediation strutturato che includa i seguenti passaggi:</text:p>
      <text:p text:style-name="Text_20_body"><text:span text:style-name="Strong_20_Emphasis"><text:span text:style-name="T2">a. Identificazione e blocco delle email fraudolente:</text:span></text:span></text:p>
      <text:list xml:id="list6378671658727729496" text:style-name="L4">
        <text:list-item>
          <text:p text:style-name="P3"><text:span text:style-name="Strong_20_Emphasis"><text:span text:style-name="T2">Filtraggio delle email:</text:span></text:span><text:span text:style-name="T2"> Implementare soluzioni di filtraggio anti-phishing per identificare e bloccare le email sospette prima che raggiungano la casella di posta dei dipendenti. Tecnologie come DMARC (Domain-based Message Authentication, Reporting &amp; Conformance), DKIM (DomainKeys Identified Mail) e SPF (Sender Policy Framework) possono ridurre il rischio di spoofing.</text:span></text:p>
        </text:list-item>
        <text:list-item>
          <text:p text:style-name="P3"><text:span text:style-name="Strong_20_Emphasis"><text:span text:style-name="T2">Analisi dei log di posta elettronica:</text:span></text:span><text:span text:style-name="T2"> Verificare i log e monitorare le email in ingresso per individuare modelli di attacchi di phishing ripetuti.</text:span></text:p>
        </text:list-item>
      </text:list>
      <text:p text:style-name="Text_20_body"><text:span text:style-name="Strong_20_Emphasis"><text:span text:style-name="T2">b. Comunicazione ai dipendenti:</text:span></text:span></text:p>
      <text:list xml:id="list1381132101089735167" text:style-name="L5">
        <text:list-item>
          <text:p text:style-name="P8">Inviare comunicazioni urgenti a tutti i dipendenti per informarli dell'attacco in corso, spiegando come riconoscere un'email di phishing e le azioni da intraprendere (ad esempio, non cliccare sui link sospetti e non aprire allegati da mittenti sconosciuti).</text:p>
        </text:list-item>
        <text:list-item>
          <text:p text:style-name="P8">I dipendenti dovrebbero essere istruiti su come segnalare tentativi di phishing, per esempio, inoltrando le email sospette all'IT o al team di sicurezza.</text:p>
        </text:list-item>
      </text:list>
      <text:p text:style-name="Text_20_body"><text:span text:style-name="Strong_20_Emphasis"><text:span text:style-name="T2">c. Verifica e monitoraggio dei sistemi:</text:span></text:span></text:p>
      <text:list xml:id="list4731358236325522403" text:style-name="L6">
        <text:list-item>
          <text:p text:style-name="P9">Eseguire una scansione approfondita dei sistemi aziendali per identificare eventuali compromissioni. Utilizzare strumenti di sicurezza per rilevare attività sospette, come tentativi di accesso non autorizzati.</text:p>
        </text:list-item>
        <text:list-item>
          <text:p text:style-name="P9">Verificare se sono stati violati i dati aziendali e, in caso affermativo, attivare il piano di risposta agli incidenti, che potrebbe includere la notifica agli utenti colpiti e la gestione delle comunicazioni di crisi.</text:p>
        </text:list-item>
      </text:list>
      <text:h text:style-name="P14" text:outline-level="4">5. Implementazione della Remediation</text:h>
      <text:p text:style-name="P6">Le azioni pratiche per mitigare un attacco di phishing includono:</text:p>
      <text:list xml:id="list8223296802741258826" text:style-name="L7">
        <text:list-item>
          <text:p text:style-name="P4"><text:span text:style-name="Strong_20_Emphasis"><text:span text:style-name="T2">Filtri anti-phishing e sicurezza email:</text:span></text:span><text:span text:style-name="T2"> Utilizzare soluzioni avanzate di protezione della posta elettronica che eseguano scansioni in tempo reale per rilevare email dannose e allegati sospetti.I filtri anti-phishing sono configurabili per bloccare i link a siti dannosi, proteggendo i dipendenti prima che possano cadere vittima dell'attacco.</text:span></text:p>
        </text:list-item>
        <text:list-item>
          <text:p text:style-name="P4"><text:span text:style-name="Strong_20_Emphasis"><text:span text:style-name="T2">Autenticazione a due fattori (2FA):</text:span></text:span><text:span text:style-name="T2"> Abilitare l'autenticazione a due fattori su tutte le applicazioni aziendali sensibili. Questo riduce significativamente il rischio che un </text:span><text:soft-page-break/><text:span text:style-name="T2">attaccante possa accedere a sistemi aziendali anche se ha rubato le credenziali di accesso di un dipendente.</text:span></text:p>
        </text:list-item>
        <text:list-item>
          <text:p text:style-name="P4"><text:span text:style-name="Strong_20_Emphasis"><text:span text:style-name="T2">Formazione dei dipendenti:</text:span></text:span><text:span text:style-name="T2"> Organizzare corsi di formazione regolari per insegnare ai dipendenti come riconoscere i segnali di un attacco di phishing, come identificare email sospette e come rispondere in modo appropriato. La formazione continua è essenziale per mantenere alta la consapevolezza della sicurezza.</text:span></text:p>
        </text:list-item>
        <text:list-item>
          <text:p text:style-name="P4"><text:span text:style-name="Strong_20_Emphasis"><text:span text:style-name="T2">Politiche di sicurezza aggiornate:</text:span></text:span><text:span text:style-name="T2"> Aggiornare le politiche aziendali riguardanti l'uso delle email e la gestione della sicurezza. Questo dovrebbe includere linee guida per evitare il phishing e per la gestione delle password.</text:span></text:p>
        </text:list-item>
      </text:list>
      <text:h text:style-name="P14" text:outline-level="4">6. Mitigazione dei Rischi Residui</text:h>
      <text:p text:style-name="P6">Nonostante le misure di remediation, ci sono sempre dei rischi residui che devono essere mitigati ulteriormente:</text:p>
      <text:list xml:id="list395101215053328793" text:style-name="L8">
        <text:list-item>
          <text:p text:style-name="P5"><text:span text:style-name="Strong_20_Emphasis"><text:span text:style-name="T2">Test di phishing simulato:</text:span></text:span><text:span text:style-name="T2"> Condurre test di phishing simulato per valutare la reattività dei dipendenti agli attacchi di phishing. Questi test aiuteranno a identificare le aree in cui la formazione può essere migliorata e dove sono necessarie ulteriori misure.</text:span></text:p>
        </text:list-item>
        <text:list-item>
          <text:p text:style-name="P5"><text:span text:style-name="Strong_20_Emphasis"><text:span text:style-name="T2">Aggiornamenti regolari e patching dei sistemi:</text:span></text:span><text:span text:style-name="T2"> Assicurarsi che tutti i sistemi aziendali siano aggiornati con le ultime patch di sicurezza. Le vulnerabilità non patchate possono essere sfruttate dagli attaccanti per penetrare nei sistemi aziendali.</text:span></text:p>
        </text:list-item>
        <text:list-item>
          <text:p text:style-name="P5"><text:span text:style-name="Strong_20_Emphasis"><text:span text:style-name="T2">Audit e monitoraggio continuo:</text:span></text:span><text:span text:style-name="T2"> Stabilire un sistema di monitoraggio continuo per rilevare attività sospette. Utilizzare strumenti SIEM (Security Information and Event Management) per analizzare in tempo reale i log e gli eventi di sistema.</text:span></text:p>
        </text:list-item>
      </text:list>
      <text:h text:style-name="P15" text:outline-level="3">Conclusioni</text:h>
      <text:p text:style-name="P6">Il phishing è una delle minacce più pericolose per la sicurezza informatica delle aziende. Tuttavia, con un piano di remediation ben definito e l'implementazione di misure preventive efficaci, come l'autenticazione a due fattori e la formazione dei dipendenti, è possibile ridurre significativamente il rischio di attacchi di phishing. È essenziale un approccio proattivo, che include la pianificazione, l'implementazione di soluzioni di sicurezza, e la formazione continua per garantire che i dipendenti siano sempre preparati a riconoscere e a rispondere a minacce emergenti.</text:p>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Lucida Sans" style:font-size-complex="12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Lucida Sans" style:font-size-complex="14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4-12-09T16:39:40.02</meta:creation-date>
    <meta:document-statistic meta:table-count="0" meta:image-count="0" meta:object-count="0" meta:page-count="3" meta:paragraph-count="45" meta:word-count="1104" meta:character-count="7734"/>
    <dc:date>2024-12-09T18:08:47.41</dc:date>
    <meta:editing-duration>PT58M46S</meta:editing-duration>
    <meta:editing-cycles>1</meta:editing-cycles>
    <meta:generator>OpenOffice/4.1.15$Win32 OpenOffice.org_project/4115m2$Build-9813</meta:generator>
  </office:meta>
</office:document-meta>
</file>